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sans-serif" svg:font-family="sans-serif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Προεπιλεγμένηγραμματοσειρά" style:family="text">
      <style:text-properties style:font-name="Times New Roman"/>
    </style:style>
    <style:style style:name="T3" style:parent-style-name="Προεπιλεγμένηγραμματοσειρά" style:family="text">
      <style:text-properties style:font-name="Times New Roman" fo:font-style="italic" style:font-style-asian="italic"/>
    </style:style>
    <style:style style:name="T4" style:parent-style-name="Προεπιλεγμένηγραμματοσειρά" style:family="text">
      <style:text-properties style:font-name="Times New Roman"/>
    </style:style>
    <style:style style:name="T5" style:parent-style-name="Προεπιλεγμένηγραμματοσειρά" style:family="text">
      <style:text-properties style:font-name="Times New Roman"/>
    </style:style>
    <style:style style:name="T6" style:parent-style-name="Προεπιλεγμένηγραμματοσειρά" style:family="text">
      <style:text-properties style:font-name="Times New Roman"/>
    </style:style>
    <style:style style:name="T7" style:parent-style-name="Προεπιλεγμένηγραμματοσειρά" style:family="text">
      <style:text-properties style:font-name="Times New Roman" fo:font-style="italic" style:font-style-asian="italic"/>
    </style:style>
    <style:style style:name="T8" style:parent-style-name="Προεπιλεγμένηγραμματοσειρά" style:family="text">
      <style:text-properties style:font-name="Times New Roman"/>
    </style:style>
    <style:style style:name="T9" style:parent-style-name="Προεπιλεγμένηγραμματοσειρά" style:family="text">
      <style:text-properties style:font-name="Times New Roman"/>
    </style:style>
    <style:style style:name="T10" style:parent-style-name="Προεπιλεγμένηγραμματοσειρά" style:family="text">
      <style:text-properties style:font-name="Times New Roman"/>
    </style:style>
    <style:style style:name="T11" style:parent-style-name="Προεπιλεγμένηγραμματοσειρά" style:family="text">
      <style:text-properties style:font-name="Times New Roman"/>
    </style:style>
    <style:style style:name="T12" style:parent-style-name="Προεπιλεγμένηγραμματοσειρά" style:family="text">
      <style:text-properties style:font-name="Times New Roman" fo:font-style="italic" style:font-style-asian="italic"/>
    </style:style>
    <style:style style:name="T13" style:parent-style-name="Προεπιλεγμένηγραμματοσειρά" style:family="text">
      <style:text-properties style:font-name="Times New Roman"/>
    </style:style>
    <style:style style:name="T14" style:parent-style-name="Προεπιλεγμένηγραμματοσειρά" style:family="text">
      <style:text-properties style:font-name="Times New Roman"/>
    </style:style>
    <style:style style:name="T15" style:parent-style-name="Προεπιλεγμένηγραμματοσειρά" style:family="text">
      <style:text-properties style:font-name="Times New Roman" fo:font-style="italic" style:font-style-asian="italic"/>
    </style:style>
    <style:style style:name="T16" style:parent-style-name="Προεπιλεγμένηγραμματοσειρά" style:family="text">
      <style:text-properties style:font-name="Times New Roman"/>
    </style:style>
    <style:style style:name="T17" style:parent-style-name="Προεπιλεγμένηγραμματοσειρά" style:family="text">
      <style:text-properties style:font-name="Times New Roman"/>
    </style:style>
    <style:style style:name="T18" style:parent-style-name="Προεπιλεγμένηγραμματοσειρά" style:family="text">
      <style:text-properties style:font-name="Times New Roman" fo:font-style="italic" style:font-style-asian="italic"/>
    </style:style>
    <style:style style:name="T19" style:parent-style-name="Προεπιλεγμένηγραμματοσειρά" style:family="text">
      <style:text-properties style:font-name="Times New Roman"/>
    </style:style>
    <style:style style:name="T20" style:parent-style-name="Προεπιλεγμένηγραμματοσειρά" style:family="text">
      <style:text-properties style:font-name="Times New Roman"/>
    </style:style>
    <style:style style:name="T21" style:parent-style-name="Προεπιλεγμένηγραμματοσειρά" style:family="text">
      <style:text-properties style:font-name="Times New Roman" fo:font-style="italic" style:font-style-asian="italic"/>
    </style:style>
    <style:style style:name="T22" style:parent-style-name="Προεπιλεγμένηγραμματοσειρά" style:family="text">
      <style:text-properties style:font-name="Times New Roman"/>
    </style:style>
    <style:style style:name="T23" style:parent-style-name="Προεπιλεγμένηγραμματοσειρά" style:family="text">
      <style:text-properties style:font-name="Times New Roman"/>
    </style:style>
    <style:style style:name="T24" style:parent-style-name="Προεπιλεγμένηγραμματοσειρά" style:family="text">
      <style:text-properties style:font-name="sans-serif" fo:color="#202122" fo:font-size="10.5pt" style:font-size-asian="10.5pt"/>
    </style:style>
    <style:style style:name="T25" style:parent-style-name="Προεπιλεγμένηγραμματοσειρά" style:family="text">
      <style:text-properties style:font-name="sans-serif" fo:font-style="italic" style:font-style-asian="italic" fo:font-size="10.5pt" style:font-size-asian="10.5pt"/>
    </style:style>
    <style:style style:name="T26" style:parent-style-name="Προεπιλεγμένηγραμματοσειρά" style:family="text">
      <style:text-properties style:font-name="Times New Roman" fo:color="#202122"/>
    </style:style>
    <style:style style:name="T27" style:parent-style-name="Προεπιλεγμένηγραμματοσειρά" style:family="text">
      <style:text-properties style:font-name="sans-serif" fo:color="#202122" fo:font-size="9.5pt" style:font-size-asian="9.5pt"/>
    </style:style>
    <style:style style:name="T28" style:parent-style-name="Προεπιλεγμένηγραμματοσειρά" style:family="text">
      <style:text-properties style:font-name="sans-serif" fo:color="#202122" fo:font-size="10.5pt" style:font-size-asian="10.5pt"/>
    </style:style>
    <style:style style:name="T29" style:parent-style-name="Προεπιλεγμένηγραμματοσειρά" style:family="text">
      <style:text-properties style:font-name="sans-serif" fo:font-size="10.5pt" style:font-size-asian="10.5pt"/>
    </style:style>
    <style:style style:name="T30" style:parent-style-name="Προεπιλεγμένηγραμματοσειρά" style:family="text">
      <style:text-properties style:font-name="Times New Roman" fo:color="#202122"/>
    </style:style>
    <style:style style:name="T31" style:parent-style-name="Προεπιλεγμένηγραμματοσειρά" style:family="text">
      <style:text-properties style:font-name="sans-serif" fo:color="#202122" fo:font-size="9.5pt" style:font-size-asian="9.5pt"/>
    </style:style>
    <style:style style:name="T32" style:parent-style-name="Προεπιλεγμένηγραμματοσειρά" style:family="text">
      <style:text-properties style:font-name="Times New Roman" fo:color="#202122"/>
    </style:style>
    <style:style style:name="T33" style:parent-style-name="Προεπιλεγμένηγραμματοσειρά" style:family="text">
      <style:text-properties style:font-name="sans-serif" fo:color="#202122" fo:font-size="10.5pt" style:font-size-asian="10.5pt"/>
    </style:style>
    <style:style style:name="T34" style:parent-style-name="Προεπιλεγμένηγραμματοσειρά" style:family="text">
      <style:text-properties style:font-name="Times New Roman"/>
    </style:style>
    <style:style style:name="T35" style:parent-style-name="Προεπιλεγμένηγραμματοσειρά" style:family="text">
      <style:text-properties style:font-name="Times New Roman" fo:color="#202122"/>
    </style:style>
    <style:style style:name="T36" style:parent-style-name="Citation" style:family="text">
      <style:text-properties style:font-name="sans-serif" fo:font-style="normal" style:font-style-asian="normal" fo:color="#202122" fo:font-size="10.5pt" style:font-size-asian="10.5pt"/>
    </style:style>
    <style:style style:name="T37" style:parent-style-name="Citation" style:family="text">
      <style:text-properties style:font-name="sans-serif" fo:font-style="normal" style:font-style-asian="normal" fo:color="#202122" fo:font-size="10.5pt" style:font-size-asian="10.5pt"/>
    </style:style>
    <style:style style:name="T38" style:parent-style-name="Citation" style:family="text">
      <style:text-properties style:font-name="sans-serif" fo:font-style="normal" style:font-style-asian="normal" fo:color="#202122" fo:font-size="10.5pt" style:font-size-asian="10.5pt"/>
    </style:style>
    <style:style style:name="T39" style:parent-style-name="Citation" style:family="text">
      <style:text-properties style:font-name="sans-serif" fo:font-style="normal" style:font-style-asian="normal" fo:color="#202122" fo:font-size="10.5pt" style:font-size-asian="10.5pt"/>
    </style:style>
    <style:style style:name="T40" style:parent-style-name="Προεπιλεγμένηγραμματοσειρά" style:family="text">
      <style:text-properties style:font-name="Times New Roman"/>
    </style:style>
    <style:style style:name="T41" style:parent-style-name="Έμφαση" style:family="text">
      <style:text-properties style:font-name="Times New Roman"/>
    </style:style>
    <style:style style:name="T42" style:parent-style-name="Προεπιλεγμένηγραμματοσειρά" style:family="text">
      <style:text-properties style:font-name="Times New Roman"/>
    </style:style>
    <style:style style:name="T43" style:parent-style-name="Προεπιλεγμένηγραμματοσειρά" style:family="text">
      <style:text-properties style:font-name="Times New Roman"/>
    </style:style>
    <style:style style:name="T44" style:parent-style-name="Προεπιλεγμένηγραμματοσειρά" style:family="text">
      <style:text-properties style:font-name="Times New Roman"/>
    </style:style>
    <style:style style:name="P45" style:parent-style-name="Standard" style:family="paragraph">
      <style:text-properties style:font-name="Times New Roman"/>
    </style:style>
    <style:style style:name="T46" style:parent-style-name="Προεπιλεγμένηγραμματοσειρά" style:family="text">
      <style:text-properties style:font-name="Times New Roman"/>
    </style:style>
    <style:style style:name="T47" style:parent-style-name="Προεπιλεγμένηγραμματοσειρά" style:family="text">
      <style:text-properties style:font-name="Times New Roman" fo:font-style="italic" style:font-style-asian="italic" style:font-style-complex="italic"/>
    </style:style>
    <style:style style:name="T48" style:parent-style-name="Προεπιλεγμένηγραμματοσειρά" style:family="text">
      <style:text-properties style:font-name="Times New Roman"/>
    </style:style>
    <style:style style:name="P49" style:parent-style-name="Standard" style:family="paragraph">
      <style:text-properties style:font-name="Times New Roman"/>
    </style:style>
    <style:style style:name="T50" style:parent-style-name="Προεπιλεγμένηγραμματοσειρά" style:family="text">
      <style:text-properties style:font-name="Times New Roman"/>
    </style:style>
    <style:style style:name="T51" style:parent-style-name="Προεπιλεγμένηγραμματοσειρά" style:family="text">
      <style:text-properties style:font-name="Times New Roman" fo:font-style="italic" style:font-style-asian="italic" style:font-style-complex="italic"/>
    </style:style>
    <style:style style:name="T52" style:parent-style-name="Προεπιλεγμένηγραμματοσειρά" style:family="text">
      <style:text-properties style:font-name="Times New Roman"/>
    </style:style>
    <style:style style:name="P53" style:parent-style-name="Standard" style:family="paragraph">
      <style:text-properties style:font-name="Times New Roman"/>
    </style:style>
    <style:style style:name="T54" style:parent-style-name="Προεπιλεγμένηγραμματοσειρά" style:family="text">
      <style:text-properties style:font-name="Times New Roman"/>
    </style:style>
    <style:style style:name="T55" style:parent-style-name="Προεπιλεγμένηγραμματοσειρά" style:family="text">
      <style:text-properties style:font-name="Times New Roman" fo:font-style="italic" style:font-style-asian="italic" style:font-style-complex="italic"/>
    </style:style>
    <style:style style:name="T56" style:parent-style-name="Προεπιλεγμένηγραμματοσειρά" style:family="text">
      <style:text-properties style:font-name="Times New Roman"/>
    </style:style>
    <style:style style:name="T57" style:parent-style-name="Προεπιλεγμένηγραμματοσειρά" style:family="text">
      <style:text-properties style:font-name="Times New Roman"/>
    </style:style>
    <style:style style:name="T58" style:parent-style-name="Προεπιλεγμένηγραμματοσειρά" style:family="text">
      <style:text-properties style:font-name="Times New Roman"/>
    </style:style>
    <style:style style:name="P59" style:parent-style-name="Standard" style:family="paragraph">
      <style:text-properties style:font-name="Times New Roman"/>
    </style:style>
    <style:style style:name="P60" style:parent-style-name="Standard" style:family="paragraph">
      <style:text-properties style:font-name="Times New Roman"/>
    </style:style>
    <style:style style:name="T61" style:parent-style-name="Προεπιλεγμένηγραμματοσειρά" style:family="text">
      <style:text-properties style:font-name="Times New Roman"/>
    </style:style>
    <style:style style:name="T62" style:parent-style-name="Υπερ-σύνδεση" style:family="text">
      <style:text-properties style:font-name="Times New Roman"/>
    </style:style>
    <style:style style:name="T63" style:parent-style-name="Προεπιλεγμένηγραμματοσειρά" style:family="text">
      <style:text-properties style:font-name="Times New Roman"/>
    </style:style>
    <style:style style:name="P64" style:parent-style-name="Standard" style:family="paragraph">
      <style:text-properties style:font-name="Times New Roman"/>
    </style:style>
    <style:style style:name="T65" style:parent-style-name="Προεπιλεγμένηγραμματοσειρά" style:family="text">
      <style:text-properties style:font-name="Times New Roman"/>
    </style:style>
    <style:style style:name="T66" style:parent-style-name="Προεπιλεγμένηγραμματοσειρά" style:family="text"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/>
    </style:style>
    <style:style style:name="T67" style:parent-style-name="Προεπιλεγμένηγραμματοσειρά" style:family="text">
      <style:text-properties fo:font-style="italic" style:font-style-asian="italic" style:font-style-complex="italic"/>
    </style:style>
    <style:style style:name="T68" style:parent-style-name="Προεπιλεγμένηγραμματοσειρά" style:family="text">
      <style:text-properties fo:font-style="italic" style:font-style-asian="italic" style:font-style-complex="italic"/>
    </style:style>
    <style:style style:name="T69" style:parent-style-name="Προεπιλεγμένηγραμματοσειρά" style:family="text">
      <style:text-properties fo:font-style="italic" style:font-style-asian="italic" style:font-style-complex="italic"/>
    </style:style>
    <style:style style:name="T70" style:parent-style-name="Προεπιλεγμένηγραμματοσειρά" style:family="text">
      <style:text-properties fo:font-style="italic" style:font-style-asian="italic" style:font-style-complex="italic"/>
    </style:style>
    <style:style style:name="P71" style:parent-style-name="Standard" style:family="paragraph">
      <style:text-properties fo:language="el" fo:country="GR"/>
    </style:style>
    <style:style style:name="P72" style:parent-style-name="Standard" style:family="paragraph">
      <style:text-properties fo:language="el" fo:country="GR"/>
    </style:style>
    <style:style style:name="P73" style:parent-style-name="Standard" style:family="paragraph">
      <style:text-properties fo:language="el" fo:country="GR"/>
    </style:style>
    <style:style style:name="P74" style:parent-style-name="Standard" style:family="paragraph">
      <style:text-properties style:font-name="Times New Roman"/>
    </style:style>
  </office:automatic-styles>
  <office:body>
    <office:text text:use-soft-page-breaks="true">
      <text:p text:style-name="P1">[1] “<text:span text:style-name="T2">Noimatikikratilos.”<text:s/></text:span><text:span text:style-name="T3">Εκπαιδευτικό Κέντρο Νοηματικής Γλώσσας Κρατύλος</text:span><text:span text:style-name="T4">, 19 Nov. 2019, noimatiki-kratilos.gr/%CE%BD%CE%BF%CE%B7%CE%BC%CE%B1%CF%84%CE%B9%CE%BA%CE%AE-%CE%B3%CE%BB%CF%8E%CF%83%CF%83%CE%B1/. Accessed 30 Sept. 2024.</text:span></text:p>
      <text:p text:style-name="Standard"/>
      <text:p text:style-name="Standard">[2]<text:s/><text:span text:style-name="T5">Eberhard, D. M., Simons, G. F., &amp; Fennig, C. D. (Eds.). (2024). *Ethnologue: Languages of the world* (27th ed.). SIL International. http://www.ethnologue.com</text:span></text:p>
      <text:p text:style-name="Standard"/>
      <text:p text:style-name="Standard">[3]<text:s/><text:span text:style-name="T6">World Health Organization. “Deafness and Hearing Loss.”<text:s/></text:span><text:span text:style-name="T7">WHO</text:span><text:span text:style-name="T8">, World Health Organization: WHO, 2 Feb. 2024,<text:s/></text:span><text:a xlink:href="http://www.who.int/news-room/fact-sheets/detail/deafness-and-hearing-loss" office:target-frame-name="_top" xlink:show="replace"><text:span text:style-name="T9">www.who.int/news-room/fact-sheets/detail/deafness-and-hearing-loss</text:span></text:a><text:span text:style-name="T10">.</text:span></text:p>
      <text:p text:style-name="Standard"/>
      <text:p text:style-name="Standard"><text:span text:style-name="T11">[4] <text:s/>Wikipedia Contributors. “Sign Language.”<text:s/></text:span><text:span text:style-name="T12">Wikipedia</text:span><text:span text:style-name="T13">, Wikimedia Foundation, 6 Aug. 2019, en.wikipedia.org/wiki/Sign_Language.</text:span></text:p>
      <text:p text:style-name="Standard"/>
      <text:p text:style-name="Standard"><text:span text:style-name="T14">[5] project gutenberg. “Cratylus.”<text:s/></text:span><text:span text:style-name="T15">Gutenberg.org</text:span><text:span text:style-name="T16">, 2022, www.gutenberg.org/cache/epub/1616/pg1616-images.html#chap02. Accessed 30 Sept. 2024.</text:span></text:p>
      <text:p text:style-name="Standard"/>
      <text:p text:style-name="Standard"><text:span text:style-name="T17">[6] <text:s/>DAYAS, INÉS. “The History of Sign Language.”<text:s/></text:span><text:span text:style-name="T18">History</text:span><text:span text:style-name="T19">, 28 May 2019, www.nationalgeographic.com/history/history-magazine/article/creation-of-sign-language.</text:span></text:p>
      <text:p text:style-name="Standard"/>
      <text:p text:style-name="Standard"><text:span text:style-name="T20">[7] <text:s/>“Deaf History - Europe - 1620: Juan Pablo Bonet, the First Book on the Subject of Manual Alphabetic Signs (ES).”<text:s/></text:span><text:span text:style-name="T21">Deafhistory.eu</text:span><text:span text:style-name="T22">, deafhistory.eu/index.php/component/zoo/item/1620.</text:span></text:p>
      <text:p text:style-name="Standard"/>
      <text:p text:style-name="Standard"><text:span text:style-name="T23">[8]<text:s/></text:span><text:span text:style-name="T24">Bahan, Benjamin (1996). </text:span><text:a xlink:href="http://louis-xiv.bu.edu/pub/asl/disserts/Bahan96.pdf" office:target-frame-name="_top" xlink:show="replace"><text:span text:style-name="T25">Non-Manual Realization of Agreement in American Sign Language</text:span></text:a><text:span text:style-name="T26"> </text:span><text:span text:style-name="T27">(PDF)</text:span><text:span text:style-name="T28">. Boston University. </text:span><text:a xlink:href="https://wayback.archive-it.org/all/20171011051748/ftp:/louis-xiv.bu.edu/pub/asl/disserts/Bahan96.pdf" office:target-frame-name="_top" xlink:show="replace"><text:span text:style-name="T29">Archived</text:span></text:a><text:span text:style-name="T30"> </text:span><text:span text:style-name="T31">(PDF)</text:span><text:span text:style-name="T32"> </text:span><text:span text:style-name="T33">from the original on October 11, 2017.</text:span></text:p>
      <text:p text:style-name="Standard"/>
      <text:p text:style-name="Standard"><text:span text:style-name="T34">[9] <text:s/></text:span><text:span text:style-name="T35"> </text:span><text:a xlink:href="http://www.disabilitymuseum.org/dhm/lib/detail.html?id=1371" office:target-frame-name="_top" xlink:show="replace"><text:span text:style-name="T36">"A Brief History Of The American Asylum, At Hartford, For The Education And Instruction Of The Deaf And Dumb"</text:span></text:a><text:span text:style-name="T37">. 1893. </text:span><text:a xlink:href="https://web.archive.org/web/20130905215220/http:/www.disabilitymuseum.org/dhm/lib/detail.html?id=1371" office:target-frame-name="_top" xlink:show="replace"><text:span text:style-name="T38">Archived</text:span></text:a><text:span text:style-name="T39"> from the original on September 5, 2013</text:span></text:p>
      <text:p text:style-name="Standard"/>
      <text:p text:style-name="Standard"><text:span text:style-name="T40">[10] Mt. San Antonio College.<text:s/></text:span><text:span text:style-name="T41">5 Parameters of ASL</text:span><text:span text:style-name="T42">. Mt. San Antonio College Language Learning Center, n.d.,<text:s/></text:span><text:a xlink:href="https://www.mtsac.edu/llc/passportrewards/languagepartners/5ParametersofASL.pdf" office:target-frame-name="_top" xlink:show="replace"><text:span text:style-name="T43">https://www.mtsac.edu/llc/passportrewards/languagepartners/5ParametersofASL.pdf</text:span></text:a><text:span text:style-name="T44">.</text:span></text:p>
      <text:p text:style-name="P45"/>
      <text:p text:style-name="Standard"><text:span text:style-name="T46">[11] Valli, Clayton, et al.<text:s/></text:span><text:span text:style-name="T47">American Sign Language: A Look at Its History, Structure, and Community</text:span><text:span text:style-name="T48">. 2nd ed., Gallaudet University Press, 2011.Chapter 1,6,7(4,12,103,108,121,136 pages)</text:span></text:p>
      <text:p text:style-name="P49"/>
      <text:p text:style-name="Standard"><text:span text:style-name="T50">[12] Bialystok, E. (2001).<text:s/></text:span><text:span text:style-name="T51">Bilingualism in Development: Language, Literacy, and Cognition</text:span><text:span text:style-name="T52">. Cambridge University Press.</text:span></text:p>
      <text:p text:style-name="P53"/>
      <text:p text:style-name="Standard"><text:span text:style-name="T54">[13] Gatt, A., &amp; Krahmer, E. (2018). Survey of the state of the art in natural language generation: Core tasks, applications and evaluation.<text:s/></text:span><text:span text:style-name="T55">Journal of Artificial Intelligence Research</text:span><text:span text:style-name="T56">, 61, 65-170.</text:span></text:p>
      <text:p text:style-name="Standard"/>
      <text:p text:style-name="Standard"><text:span text:style-name="T57">[14] Ping Chen, John Rochford, David N Kennedy, Soussan Djamasbi, Peter Fay, and Will Scott. 2017. Automatic text simplification for people with intellectual disabilities. In Artificial Intelligence Science and Technology: Proceedings of the 2016 International Conference (AIST2016), pages 725–731.<text:s/></text:span><text:span text:style-name="T58">World Scientific.</text:span></text:p>
      <text:p text:style-name="P59"/>
      <text:p text:style-name="P60">[15] AmaliaTodirascu, Rodrigo Wilkens, Eva Rolin, Thomas Franc¸ois, Delphine Bernhard, and Nuria Gala. 2022.</text:p>
      <text:soft-page-break/>
      <text:p text:style-name="Standard"><text:span text:style-name="T61">[16] (n.d.).<text:s/></text:span><text:a xlink:href="https://www.semanticscholar.org/paper/A-Review-of-Research-Based-Automatic-Text-Tools-Espinosa-Zaragoza-Salas/5a06ebdb791ec164441e635d1b209ff196da1e60y.org/2023.ranlp-1.36.pdf%20%20page%202" office:target-frame-name="_top" xlink:show="replace"><text:span text:style-name="T62">https://www.semanticscholar.org/paper/A-Review-of-Research-Based-Automatic-Text-Tools-Espinosa-Zaragoza-Salas/5a06ebdb791ec164441e635d1b209ff196da1e60y.org/2023.ranlp-1.36.pdf <text:s/>page 2</text:span></text:a><text:span text:style-name="T63">( section 3.1).</text:span></text:p>
      <text:p text:style-name="P64"/>
      <text:p text:style-name="Standard"><text:span text:style-name="T65">[17]</text:span><text:span text:style-name="T66"><text:s/></text:span>Lewis, M.<text:s/><text:span text:style-name="T67">et al.</text:span><text:s/>(2019)<text:s/><text:span text:style-name="T68">Bart: Denoising sequence-to-sequence pre-training for natural language generation, translation, and comprehension</text:span>,<text:s/><text:span text:style-name="T69">arXiv.org</text:span>. Available at: https://arxiv.org/abs/1910.13461 (Accessed: 17 October 2024).<text:s/></text:p>
      <text:p text:style-name="Standard"/>
      <text:p text:style-name="Standard">[18]<text:s/>Jacob Devlin, Ming-Wei Chang, Kenton Lee, and Kristina Toutanova. 2019. <text:a xlink:href="https://aclanthology.org/N19-1423" office:target-frame-name="_top" xlink:show="replace"><text:span text:style-name="Υπερ-σύνδεση">BERT: Pre-training of Deep Bidirectional Transformers for Language Understanding</text:span></text:a>. In <text:span text:style-name="T70">Proceedings of the 2019 Conference of the North American Chapter of the Association for Computational Linguistics: Human Language Technologies, Volume 1 (Long and Short Papers)</text:span>, pages 4171–4186, Minneapolis, Minnesota. Association for Computational Linguistics.</text:p>
      <text:p text:style-name="Standard"/>
      <text:p text:style-name="Standard">[19]<text:s/>Alec Radford, Jeffrey Wu, Rewon Child, David Luan,</text:p>
      <text:p text:style-name="Standard">Dario Amodei, and Ilya Sutskever. Language models</text:p>
      <text:p text:style-name="Standard">are unsupervised multitask learners. OpenAI</text:p>
      <text:p text:style-name="Standard">Blog, 1(8), 2019.</text:p>
      <text:p text:style-name="Standard"/>
      <text:p text:style-name="Standard">[20]<text:s/>“BART: Denoising Sequence-to-Sequence Pre-training for Natural Language Generation, Translation, and Comprehension” 29 Oct. 2019, arxiv.org/abs/1910.13461. Accessed 17 Oct. 2024.</text:p>
      <text:p text:style-name="P71"/>
      <text:p text:style-name="Standard">[21] “Just a moment...” machinelearningmastery.com/the-transformer-model/. Accessed 18 Oct. 2024.</text:p>
      <text:p text:style-name="P72"/>
      <text:p text:style-name="Standard">[22] “The Annotated Transformer” nlp.seas.harvard.edu/annotated-transformer/. Accessed 18 Oct. 2024.</text:p>
      <text:p text:style-name="P73"/>
      <text:p text:style-name="Standard">[23] “Attention Is All You Need” 6 Dec. 2017, arxiv.org/abs/1706.03762. Accessed 18 Oct. 2024.</text:p>
      <text:p text:style-name="Standard"/>
      <text:p text:style-name="Standard">[24]<text:s/>Press, Authors:Ofir. “Using the Output Embedding to Improve Language Models” 21 Feb. 2017, arxiv.org/abs/1608.05859. Accessed 18 Oct. 2024.</text:p>
      <text:p text:style-name="P7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sans-serif" svg:font-family="sans-serif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Λίστα" style:display-name="Λίστα" style:family="paragraph" style:parent-style-name="Textbody">
      <style:text-properties fo:hyphenate="false"/>
    </style:style>
    <style:style style:name="Λεζάντα" style:display-name="Λεζάντ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Citation" style:display-name="Citation" style:family="text">
      <style:text-properties fo:font-style="italic" style:font-style-asian="italic" style:font-style-complex="italic"/>
    </style:style>
    <style:style style:name="Έμφαση" style:display-name="Έμφαση" style:family="text">
      <style:text-properties fo:font-style="italic" style:font-style-asian="italic" style:font-style-complex="italic"/>
    </style:style>
    <style:style style:name="Υπερ-σύνδεση" style:display-name="Υπερ-σύνδεση" style:family="text" style:parent-style-name="Προεπιλεγμένηγραμματοσειρά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Ανεπίλυτηαναφορά" style:display-name="Ανεπίλυτη αναφορά" style:family="text" style:parent-style-name="Προεπιλεγμένηγραμματοσειρά">
      <style:text-properties fo:color="#605E5C" fo:background-color="#E1DFDD"/>
    </style:style>
    <style:style style:name="ΚανονικόWeb" style:display-name="Κανονικό (Web)" style:family="paragraph" style:parent-style-name="Βασικό">
      <style:text-properties style:font-name="Times New Roman"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creator>ΚΩΝΣΤΑΝΤΙΝΟΣ ΗΣΑΪΑΣ</dc:creator>
    <meta:creation-date>2024-09-30T22:15:00Z</meta:creation-date>
    <dc:date>2024-10-18T12:51:00Z</dc:date>
    <meta:template xlink:href="Normal.dotm" xlink:type="simple"/>
    <meta:editing-cycles>34</meta:editing-cycles>
    <meta:editing-duration>PT8940S</meta:editing-duration>
    <meta:document-statistic meta:page-count="2" meta:paragraph-count="10" meta:word-count="768" meta:character-count="5139" meta:row-count="36" meta:non-whitespace-character-count="4381"/>
  </office:meta>
</office:document-meta>
</file>